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ableColumn18" style:family="table-column">
      <style:table-column-properties style:column-width="1.0736in"/>
    </style:style>
    <style:style style:name="TableColumn19" style:family="table-column">
      <style:table-column-properties style:column-width="1.6909in"/>
    </style:style>
    <style:style style:name="TableColumn20" style:family="table-column">
      <style:table-column-properties style:column-width="3.2458in"/>
    </style:style>
    <style:style style:name="Table17" style:family="table">
      <style:table-properties style:width="6.0104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fo:language="es" fo:country="ES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language="es" fo:country="ES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6" style:parent-style-name="DefaultParagraphFont" style:family="text">
      <style:text-properties style:font-name="Segoe UI Emoji" style:font-name-complex="Segoe UI Emoji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2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2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2" style:family="paragraph"/>
    <style:style style:name="T5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family="paragraph">
      <style:text-properties fo:language="es" fo:country="ES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style:font-name="Segoe UI Emoji" style:font-name-complex="Segoe UI Emoji"/>
    </style:style>
    <style:style style:name="T6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67" style:parent-style-name="DefaultParagraphFont" style:family="text">
      <style:text-properties style:font-name="Segoe UI Emoji" style:font-name-complex="Segoe UI Emoji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3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Normal" style:list-style-name="LFO3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style:font-name="Segoe UI Emoji" style:font-name-complex="Segoe UI Emoji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Segoe UI Emoji" style:font-name-complex="Segoe UI Emoji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4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4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style:font-name="Segoe UI Emoji" style:font-name-complex="Segoe UI Emoji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style:font-name="Segoe UI Emoji" style:font-name-complex="Segoe UI Emoji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ableColumn93" style:family="table-column">
      <style:table-column-properties style:column-width="1.0736in"/>
    </style:style>
    <style:style style:name="TableColumn94" style:family="table-column">
      <style:table-column-properties style:column-width="3.1729in"/>
    </style:style>
    <style:style style:name="TableColumn95" style:family="table-column">
      <style:table-column-properties style:column-width="1.7013in"/>
    </style:style>
    <style:style style:name="Table92" style:family="table">
      <style:table-properties style:width="5.9479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9" style:parent-style-name="DefaultParagraphFont" style:family="text">
      <style:text-properties style:font-name="Segoe UI Emoji" style:font-name-complex="Segoe UI Emoji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Segoe UI Emoji" style:font-name-complex="Segoe UI Emoji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Normal" style:list-style-name="LFO5" style:family="paragraph"/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list-style-name="LFO5" style:family="paragraph"/>
    <style:style style:name="P128" style:parent-style-name="Normal" style:list-style-name="LFO5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style:font-name="Segoe UI Emoji" style:font-name-complex="Segoe UI Emoji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6" style:family="paragraph"/>
    <style:style style:name="P135" style:parent-style-name="Normal" style:list-style-name="LFO6" style:family="paragraph"/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style:font-name="Segoe UI Emoji" style:font-name-complex="Segoe UI Emoji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Normal" style:list-style-name="LFO7" style:family="paragraph"/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list-style-name="LFO7" style:family="paragraph"/>
    <style:style style:name="T1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style:font-name="Segoe UI Emoji" style:font-name-complex="Segoe UI Emoji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list-style-name="LFO8" style:family="paragraph"/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8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style:font-name="Segoe UI Emoji" style:font-name-complex="Segoe UI Emoji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T162" style:parent-style-name="DefaultParagraphFont" style:family="text">
      <style:text-properties style:font-name="Segoe UI Emoji" style:font-name-complex="Segoe UI Emoji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list-style-name="LFO9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list-style-name="LFO9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9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9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Normal" style:list-style-name="LFO9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style:font-name="Segoe UI Emoji" style:font-name-complex="Segoe UI Emoji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T178" style:parent-style-name="DefaultParagraphFont" style:family="text">
      <style:text-properties style:font-name="Segoe UI Emoji" style:font-name-complex="Segoe UI Emoji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P180" style:parent-style-name="Normal" style:list-style-name="LFO10" style:family="paragraph"/>
    <style:style style:name="P181" style:parent-style-name="Normal" style:list-style-name="LFO10" style:family="paragraph"/>
    <style:style style:name="T182" style:parent-style-name="DefaultParagraphFont" style:family="text">
      <style:text-properties fo:font-weight="bold" style:font-weight-asian="bold" style:font-weight-complex="bold"/>
    </style:style>
    <style:style style:name="P183" style:parent-style-name="Normal" style:list-style-name="LFO10" style:family="paragraph"/>
    <style:style style:name="T184" style:parent-style-name="DefaultParagraphFont" style:family="text">
      <style:text-properties style:font-name="Segoe UI Emoji" style:font-name-complex="Segoe UI Emoji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style:font-name="Segoe UI Emoji" style:font-name-complex="Segoe UI Emoji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P190" style:parent-style-name="Normal" style:list-style-name="LFO11" style:family="paragraph"/>
    <style:style style:name="P191" style:parent-style-name="Normal" style:list-style-name="LFO11" style:family="paragraph"/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Normal" style:list-style-name="LFO11" style:family="paragraph"/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style:font-name="Segoe UI Emoji" style:font-name-complex="Segoe UI Emoji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style:font-name="Segoe UI Emoji" style:font-name-complex="Segoe UI Emoji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P201" style:parent-style-name="Normal" style:list-style-name="LFO12" style:family="paragraph"/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Normal" style:list-style-name="LFO12" style:family="paragraph"/>
    <style:style style:name="P204" style:parent-style-name="Normal" style:list-style-name="LFO12" style:family="paragraph"/>
    <style:style style:name="P205" style:parent-style-name="Normal" style:list-style-name="LFO12" style:family="paragraph"/>
    <style:style style:name="P206" style:parent-style-name="Normal" style:list-style-name="LFO12" style:family="paragraph"/>
    <style:style style:name="T207" style:parent-style-name="DefaultParagraphFont" style:family="text">
      <style:text-properties style:font-name="Segoe UI Emoji" style:font-name-complex="Segoe UI Emoji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style:font-name="Segoe UI Emoji" style:font-name-complex="Segoe UI Emoji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P213" style:parent-style-name="Normal" style:list-style-name="LFO13" style:family="paragraph"/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Normal" style:list-style-name="LFO13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style:font-name="Segoe UI Emoji" style:font-name-complex="Segoe UI Emoji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P224" style:parent-style-name="Normal" style:list-style-name="LFO14" style:family="paragraph"/>
    <style:style style:name="P225" style:parent-style-name="Normal" style:list-style-name="LFO14" style:family="paragraph"/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Normal" style:list-style-name="LFO14" style:family="paragraph"/>
    <style:style style:name="T228" style:parent-style-name="DefaultParagraphFont" style:family="text">
      <style:text-properties fo:font-weight="bold" style:font-weight-asian="bold" style:font-weight-complex="bold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Normal" style:list-style-name="LFO15" style:family="paragraph"/>
    <style:style style:name="P232" style:parent-style-name="Normal" style:list-style-name="LFO15" style:family="paragraph"/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Normal" style:list-style-name="LFO15" style:family="paragraph"/>
    <style:style style:name="P235" style:parent-style-name="Normal" style:family="paragraph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Normal" style:list-style-name="LFO16" style:family="paragraph"/>
    <style:style style:name="P238" style:parent-style-name="Normal" style:list-style-name="LFO16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list-style-name="LFO16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17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17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list-style-name="LFO18" style:family="paragraph"/>
    <style:style style:name="T251" style:parent-style-name="DefaultParagraphFont" style:family="text">
      <style:text-properties fo:font-weight="bold" style:font-weight-asian="bold" style:font-weight-complex="bold"/>
    </style:style>
    <style:style style:name="P252" style:parent-style-name="Normal" style:list-style-name="LFO18" style:family="paragraph"/>
    <style:style style:name="P253" style:parent-style-name="Normal" style:family="paragraph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list-style-name="LFO19" style:family="paragraph"/>
    <style:style style:name="T256" style:parent-style-name="DefaultParagraphFont" style:family="text">
      <style:text-properties fo:font-weight="bold" style:font-weight-asian="bold" style:font-weight-complex="bold"/>
    </style:style>
    <style:style style:name="P257" style:parent-style-name="Normal" style:list-style-name="LFO19" style:family="paragraph"/>
    <style:style style:name="P258" style:parent-style-name="Normal" style:list-style-name="LFO19" style:family="paragraph"/>
    <style:style style:name="T259" style:parent-style-name="DefaultParagraphFont" style:family="text">
      <style:text-properties fo:font-weight="bold" style:font-weight-asian="bold" style:font-weight-complex="bold"/>
    </style:style>
    <style:style style:name="P260" style:parent-style-name="Normal" style:list-style-name="LFO19" style:family="paragraph"/>
    <style:style style:name="P261" style:parent-style-name="Normal" style:family="paragraph">
      <style:text-properties fo:font-weight="bold" style:font-weight-asian="bold" style:font-weight-complex="bold"/>
    </style:style>
    <style:style style:name="T262" style:parent-style-name="DefaultParagraphFont" style:family="text">
      <style:text-properties fo:font-weight="bold" style:font-weight-asian="bold" style:font-weight-complex="bold"/>
    </style:style>
    <style:style style:name="P263" style:parent-style-name="Normal" style:list-style-name="LFO20" style:family="paragraph"/>
    <style:style style:name="T264" style:parent-style-name="DefaultParagraphFont" style:family="text">
      <style:text-properties fo:font-weight="bold" style:font-weight-asian="bold" style:font-weight-complex="bold"/>
    </style:style>
    <style:style style:name="P265" style:parent-style-name="Normal" style:list-style-name="LFO20" style:family="paragraph"/>
    <style:style style:name="P266" style:parent-style-name="Normal" style:list-style-name="LFO20" style:family="paragraph"/>
    <style:style style:name="P267" style:parent-style-name="Normal" style:list-style-name="LFO20" style:family="paragraph"/>
    <style:style style:name="T268" style:parent-style-name="DefaultParagraphFont" style:family="text">
      <style:text-properties fo:font-weight="bold" style:font-weight-asian="bold" style:font-weight-complex="bold"/>
    </style:style>
    <style:style style:name="P269" style:parent-style-name="Normal" style:list-style-name="LFO20" style:family="paragraph"/>
    <style:style style:name="P270" style:parent-style-name="Normal" style:list-style-name="LFO20" style:family="paragraph"/>
    <style:style style:name="P271" style:parent-style-name="Normal" style:family="paragraph">
      <style:text-properties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P273" style:parent-style-name="Normal" style:list-style-name="LFO21" style:family="paragraph"/>
    <style:style style:name="T274" style:parent-style-name="DefaultParagraphFont" style:family="text">
      <style:text-properties fo:font-weight="bold" style:font-weight-asian="bold" style:font-weight-complex="bold"/>
    </style:style>
    <style:style style:name="P275" style:parent-style-name="Normal" style:list-style-name="LFO21" style:family="paragraph"/>
    <style:style style:name="T276" style:parent-style-name="DefaultParagraphFont" style:family="text">
      <style:text-properties fo:font-weight="bold" style:font-weight-asian="bold" style:font-weight-complex="bold"/>
    </style:style>
    <style:style style:name="P277" style:parent-style-name="Normal" style:list-style-name="LFO21" style:family="paragraph"/>
    <style:style style:name="T278" style:parent-style-name="DefaultParagraphFont" style:family="text">
      <style:text-properties fo:font-weight="bold" style:font-weight-asian="bold" style:font-weight-complex="bold"/>
    </style:style>
    <style:style style:name="P279" style:parent-style-name="Normal" style:list-style-name="LFO21" style:family="paragraph"/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Normal" style:list-style-name="LFO21" style:family="paragraph"/>
    <style:style style:name="T282" style:parent-style-name="DefaultParagraphFont" style:family="text">
      <style:text-properties fo:font-weight="bold" style:font-weight-asian="bold" style:font-weight-complex="bold"/>
    </style:style>
    <style:style style:name="P283" style:parent-style-name="Normal" style:family="paragraph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Normal" style:list-style-name="LFO22" style:family="paragraph"/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Normal" style:list-style-name="LFO22" style:family="paragraph"/>
    <style:style style:name="P288" style:parent-style-name="Normal" style:list-style-name="LFO22" style:family="paragraph"/>
    <style:style style:name="T289" style:parent-style-name="DefaultParagraphFont" style:family="text">
      <style:text-properties fo:font-weight="bold" style:font-weight-asian="bold" style:font-weight-complex="bold"/>
    </style:style>
    <style:style style:name="P290" style:parent-style-name="Normal" style:list-style-name="LFO22" style:family="paragraph"/>
    <style:style style:name="P291" style:parent-style-name="Normal" style:family="paragraph">
      <style:text-properties fo:font-weight="bold" style:font-weight-asian="bold" style:font-weight-complex="bold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P293" style:parent-style-name="Normal" style:list-style-name="LFO23" style:family="paragraph"/>
    <style:style style:name="T294" style:parent-style-name="DefaultParagraphFont" style:family="text">
      <style:text-properties fo:font-weight="bold" style:font-weight-asian="bold" style:font-weight-complex="bold"/>
    </style:style>
    <style:style style:name="P295" style:parent-style-name="Normal" style:list-style-name="LFO23" style:family="paragraph"/>
    <style:style style:name="T296" style:parent-style-name="DefaultParagraphFont" style:family="text">
      <style:text-properties fo:font-weight="bold" style:font-weight-asian="bold" style:font-weight-complex="bold"/>
    </style:style>
    <style:style style:name="P297" style:parent-style-name="Normal" style:list-style-name="LFO23" style:family="paragraph"/>
    <style:style style:name="T298" style:parent-style-name="DefaultParagraphFont" style:family="text">
      <style:text-properties fo:font-weight="bold" style:font-weight-asian="bold" style:font-weight-complex="bold"/>
    </style:style>
    <style:style style:name="P299" style:parent-style-name="Normal" style:list-style-name="LFO23" style:family="paragraph"/>
    <style:style style:name="T300" style:parent-style-name="DefaultParagraphFont" style:family="text">
      <style:text-properties fo:font-weight="bold" style:font-weight-asian="bold" style:font-weight-complex="bold"/>
    </style:style>
    <style:style style:name="P301" style:parent-style-name="Normal" style:list-style-name="LFO23" style:family="paragraph"/>
    <style:style style:name="T302" style:parent-style-name="DefaultParagraphFont" style:family="text">
      <style:text-properties fo:font-weight="bold" style:font-weight-asian="bold" style:font-weight-complex="bold"/>
    </style:style>
    <style:style style:name="P303" style:parent-style-name="Normal" style:list-style-name="LFO23" style:family="paragraph"/>
    <style:style style:name="T304" style:parent-style-name="DefaultParagraphFont" style:family="text">
      <style:text-properties fo:font-weight="bold" style:font-weight-asian="bold" style:font-weight-complex="bold"/>
    </style:style>
    <style:style style:name="P305" style:parent-style-name="Normal" style:family="paragraph">
      <style:text-properties fo:font-weight="bold" style:font-weight-asian="bold" style:font-weight-complex="bold"/>
    </style:style>
    <style:style style:name="T306" style:parent-style-name="DefaultParagraphFont" style:family="text">
      <style:text-properties fo:font-weight="bold" style:font-weight-asian="bold" style:font-weight-complex="bold"/>
    </style:style>
    <style:style style:name="P307" style:parent-style-name="Normal" style:list-style-name="LFO24" style:family="paragraph"/>
    <style:style style:name="T308" style:parent-style-name="DefaultParagraphFont" style:family="text">
      <style:text-properties fo:font-weight="bold" style:font-weight-asian="bold" style:font-weight-complex="bold"/>
    </style:style>
    <style:style style:name="P309" style:parent-style-name="Normal" style:list-style-name="LFO24" style:family="paragraph"/>
    <style:style style:name="T310" style:parent-style-name="DefaultParagraphFont" style:family="text">
      <style:text-properties fo:font-weight="bold" style:font-weight-asian="bold" style:font-weight-complex="bold"/>
    </style:style>
    <style:style style:name="P311" style:parent-style-name="Normal" style:family="paragraph">
      <style:text-properties fo:font-weight="bold" style:font-weight-asian="bold" style:font-weight-complex="bold"/>
    </style:style>
    <style:style style:name="T312" style:parent-style-name="DefaultParagraphFont" style:family="text">
      <style:text-properties fo:font-weight="bold" style:font-weight-asian="bold" style:font-weight-complex="bold"/>
    </style:style>
    <style:style style:name="P313" style:parent-style-name="Normal" style:list-style-name="LFO25" style:family="paragraph"/>
    <style:style style:name="T314" style:parent-style-name="DefaultParagraphFont" style:family="text">
      <style:text-properties fo:font-weight="bold" style:font-weight-asian="bold" style:font-weight-complex="bold"/>
    </style:style>
    <style:style style:name="P315" style:parent-style-name="Normal" style:list-style-name="LFO25" style:family="paragraph"/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P319" style:parent-style-name="Normal" style:list-style-name="LFO26" style:family="paragraph"/>
    <style:style style:name="T320" style:parent-style-name="DefaultParagraphFont" style:family="text">
      <style:text-properties fo:font-weight="bold" style:font-weight-asian="bold" style:font-weight-complex="bold"/>
    </style:style>
    <style:style style:name="P321" style:parent-style-name="Normal" style:list-style-name="LFO26" style:family="paragraph"/>
    <style:style style:name="T322" style:parent-style-name="DefaultParagraphFont" style:family="text">
      <style:text-properties fo:font-weight="bold" style:font-weight-asian="bold" style:font-weight-complex="bold"/>
    </style:style>
    <style:style style:name="P323" style:parent-style-name="Normal" style:list-style-name="LFO26" style:family="paragraph"/>
    <style:style style:name="P324" style:parent-style-name="Normal" style:list-style-name="LFO26" style:family="paragraph"/>
    <style:style style:name="P325" style:parent-style-name="Normal" style:list-style-name="LFO26" style:family="paragraph"/>
    <style:style style:name="P326" style:parent-style-name="Normal" style:family="paragraph">
      <style:text-properties fo:font-weight="bold" style:font-weight-asian="bold" style:font-weight-complex="bold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P328" style:parent-style-name="Normal" style:list-style-name="LFO27" style:family="paragraph"/>
    <style:style style:name="T329" style:parent-style-name="DefaultParagraphFont" style:family="text">
      <style:text-properties fo:font-weight="bold" style:font-weight-asian="bold" style:font-weight-complex="bold"/>
    </style:style>
    <style:style style:name="P330" style:parent-style-name="Normal" style:list-style-name="LFO27" style:family="paragraph"/>
    <style:style style:name="T331" style:parent-style-name="DefaultParagraphFont" style:family="text">
      <style:text-properties fo:font-weight="bold" style:font-weight-asian="bold" style:font-weight-complex="bold"/>
    </style:style>
    <style:style style:name="P332" style:parent-style-name="Normal" style:list-style-name="LFO27" style:family="paragraph"/>
    <style:style style:name="T333" style:parent-style-name="DefaultParagraphFont" style:family="text">
      <style:text-properties fo:font-weight="bold" style:font-weight-asian="bold" style:font-weight-complex="bold"/>
    </style:style>
    <style:style style:name="P334" style:parent-style-name="Normal" style:list-style-name="LFO27" style:family="paragraph"/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Normal" style:family="paragraph">
      <style:text-properties fo:font-weight="bold" style:font-weight-asian="bold" style:font-weight-complex="bold"/>
    </style:style>
    <style:style style:name="T337" style:parent-style-name="DefaultParagraphFont" style:family="text">
      <style:text-properties fo:font-weight="bold" style:font-weight-asian="bold" style:font-weight-complex="bold"/>
    </style:style>
    <style:style style:name="P338" style:parent-style-name="Normal" style:list-style-name="LFO28" style:family="paragraph"/>
    <style:style style:name="T339" style:parent-style-name="DefaultParagraphFont" style:family="text">
      <style:text-properties fo:font-weight="bold" style:font-weight-asian="bold" style:font-weight-complex="bold"/>
    </style:style>
    <style:style style:name="P340" style:parent-style-name="Normal" style:list-style-name="LFO28" style:family="paragraph"/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Normal" style:family="paragraph">
      <style:text-properties fo:font-weight="bold" style:font-weight-asian="bold" style:font-weight-complex="bold"/>
    </style:style>
    <style:style style:name="T343" style:parent-style-name="DefaultParagraphFont" style:family="text">
      <style:text-properties fo:font-weight="bold" style:font-weight-asian="bold" style:font-weight-complex="bold"/>
    </style:style>
    <style:style style:name="P344" style:parent-style-name="Normal" style:list-style-name="LFO29" style:family="paragraph"/>
    <style:style style:name="T345" style:parent-style-name="DefaultParagraphFont" style:family="text">
      <style:text-properties fo:font-weight="bold" style:font-weight-asian="bold" style:font-weight-complex="bold"/>
    </style:style>
    <style:style style:name="P346" style:parent-style-name="Normal" style:family="paragraph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P348" style:parent-style-name="Normal" style:list-style-name="LFO30" style:family="paragraph"/>
    <style:style style:name="P349" style:parent-style-name="Normal" style:list-style-name="LFO30" style:family="paragraph"/>
    <style:style style:name="T350" style:parent-style-name="DefaultParagraphFont" style:family="text">
      <style:text-properties fo:font-weight="bold" style:font-weight-asian="bold" style:font-weight-complex="bold"/>
    </style:style>
    <style:style style:name="P351" style:parent-style-name="Normal" style:list-style-name="LFO30" style:family="paragraph"/>
    <style:style style:name="T352" style:parent-style-name="DefaultParagraphFont" style:family="text">
      <style:text-properties fo:font-weight="bold" style:font-weight-asian="bold" style:font-weight-complex="bold"/>
    </style:style>
    <style:style style:name="P353" style:parent-style-name="Normal" style:family="paragraph">
      <style:text-properties fo:font-weight="bold" style:font-weight-asian="bold" style:font-weight-complex="bold"/>
    </style:style>
    <style:style style:name="T354" style:parent-style-name="DefaultParagraphFont" style:family="text">
      <style:text-properties fo:font-weight="bold" style:font-weight-asian="bold" style:font-weight-complex="bold"/>
    </style:style>
    <style:style style:name="P355" style:parent-style-name="Normal" style:list-style-name="LFO31" style:family="paragraph"/>
    <style:style style:name="T356" style:parent-style-name="DefaultParagraphFont" style:family="text">
      <style:text-properties fo:font-weight="bold" style:font-weight-asian="bold" style:font-weight-complex="bold"/>
    </style:style>
    <style:style style:name="P357" style:parent-style-name="Normal" style:list-style-name="LFO31" style:family="paragraph"/>
    <style:style style:name="T358" style:parent-style-name="DefaultParagraphFont" style:family="text">
      <style:text-properties fo:font-weight="bold" style:font-weight-asian="bold" style:font-weight-complex="bold"/>
    </style:style>
    <style:style style:name="P359" style:parent-style-name="Normal" style:list-style-name="LFO31" style:family="paragraph"/>
    <style:style style:name="T360" style:parent-style-name="DefaultParagraphFont" style:family="text">
      <style:text-properties fo:font-weight="bold" style:font-weight-asian="bold" style:font-weight-complex="bold"/>
    </style:style>
    <style:style style:name="P361" style:parent-style-name="Normal" style:list-style-name="LFO31" style:family="paragraph"/>
    <style:style style:name="T362" style:parent-style-name="DefaultParagraphFont" style:family="text">
      <style:text-properties fo:font-weight="bold" style:font-weight-asian="bold" style:font-weight-complex="bold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DAY 1:</text:span></text:p>
      <text:p text:style-name="P3">1. What is C?</text:p>
      <text:list text:style-name="LFO1" text:continue-numbering="true">
        <text:list-item>
          <text:p text:style-name="P4"><text:span text:style-name="T5">C</text:span><text:s/>is a<text:s/><text:span text:style-name="T6">procedural</text:span>,<text:s/><text:span text:style-name="T7">low-level-friendly</text:span><text:s/>language introduced in the 1970s by Dennis Ritchie.</text:p>
        </text:list-item>
        <text:list-item>
          <text:p text:style-name="P8">Used for: OS development, embedded systems, firmware, system-level programming.</text:p>
        </text:list-item>
        <text:list-item>
          <text:p text:style-name="P9"><text:span text:style-name="T10">Key traits</text:span>:<text:s/></text:p>
          <text:list text:continue-numbering="true">
            <text:list-item>
              <text:p text:style-name="P11">Close to hardware</text:p>
            </text:list-item>
            <text:list-item>
              <text:p text:style-name="P12">Manual memory management</text:p>
            </text:list-item>
            <text:list-item>
              <text:p text:style-name="P13">Predictable performance</text:p>
            </text:list-item>
            <text:list-item>
              <text:p text:style-name="P14">Compiles to fast machine code<text:line-break/><text:span text:style-name="T15">2. C Compilation Process (with GCC)</text:span></text:p>
            </text:list-item>
          </text:list>
        </text:list-item>
      </text:list>
      <text:p text:style-name="Normal">The compilation process has<text:s/><text:span text:style-name="T16">4 stages</text:span>: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header-rows>
          <table:table-row table:style-name="TableRow21">
            <table:table-cell table:style-name="TableCell22">
              <text:p text:style-name="P23">Stage</text:p>
            </table:table-cell>
            <table:table-cell table:style-name="TableCell24">
              <text:p text:style-name="P25">Command</text:p>
            </table:table-cell>
            <table:table-cell table:style-name="TableCell26">
              <text:p text:style-name="P27">Description</text:p>
            </table:table-cell>
          </table:table-row>
        </table:table-header-rows>
        <table:table-row table:style-name="TableRow28">
          <table:table-cell table:style-name="TableCell29">
            <text:p text:style-name="Normal">Preprocessing</text:p>
          </table:table-cell>
          <table:table-cell table:style-name="TableCell30">
            <text:p text:style-name="P31">gcc -E file.c -o file.i</text:p>
          </table:table-cell>
          <table:table-cell table:style-name="TableCell32">
            <text:p text:style-name="Normal">Handles #include, #define, macros</text:p>
          </table:table-cell>
        </table:table-row>
        <table:table-row table:style-name="TableRow33">
          <table:table-cell table:style-name="TableCell34">
            <text:p text:style-name="Normal">Compilation</text:p>
          </table:table-cell>
          <table:table-cell table:style-name="TableCell35">
            <text:p text:style-name="Normal">gcc -S file.i -o file.s</text:p>
          </table:table-cell>
          <table:table-cell table:style-name="TableCell36">
            <text:p text:style-name="Normal">Converts to assembly</text:p>
          </table:table-cell>
        </table:table-row>
        <table:table-row table:style-name="TableRow37">
          <table:table-cell table:style-name="TableCell38">
            <text:p text:style-name="Normal">Assembly</text:p>
          </table:table-cell>
          <table:table-cell table:style-name="TableCell39">
            <text:p text:style-name="P40">gcc -c file.s -o file.o</text:p>
          </table:table-cell>
          <table:table-cell table:style-name="TableCell41">
            <text:p text:style-name="Normal">Converts to machine code (object file)</text:p>
          </table:table-cell>
        </table:table-row>
        <table:table-row table:style-name="TableRow42">
          <table:table-cell table:style-name="TableCell43">
            <text:p text:style-name="Normal">Linking</text:p>
          </table:table-cell>
          <table:table-cell table:style-name="TableCell44">
            <text:p text:style-name="Normal">gcc file.o -o executable</text:p>
          </table:table-cell>
          <table:table-cell table:style-name="TableCell45">
            <text:p text:style-name="Normal">Links standard libraries and generates binary</text:p>
          </table:table-cell>
        </table:table-row>
      </table:table>
      <text:p text:style-name="Normal"><text:span text:style-name="T46">👉</text:span><text:s/><text:span text:style-name="T47">Shortcut</text:span>: gcc file.c -o myprog does all 4 in one step.</text:p>
      <text:p text:style-name="Normal"><draw:custom-shape svg:x="0in" svg:y="0in" svg:width="45.51042in" svg:height="0.00139in" draw:z-index="0" draw:id="id0" draw:style-name="a0" draw:name="Horizontal Line 9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8">🔹</text:span><text:span text:style-name="T49"><text:s/>3. Structure of a C Program</text:span></text:p>
      <text:p text:style-name="Normal">#include &lt;stdio.h&gt;  // Preprocessor directive<text:line-break/>int main(void)      // Entry point<text:line-break/>{<text:line-break/>    printf("Hello, World!\n");  // Output<text:line-break/><text:s text:c="4"/>return 0;                   // Return code to OS<text:line-break/>}</text:p>
      <text:p text:style-name="Normal"><draw:custom-shape svg:x="0in" svg:y="0in" svg:width="45.51042in" svg:height="0.00139in" draw:z-index="0" draw:id="id1" draw:style-name="a1" draw:name="Horizontal Line 9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">🔹</text:span><text:span text:style-name="T51"><text:s/>4. main() Function</text:span></text:p>
      <text:p text:style-name="Normal">Signature options:</text:p>
      <text:soft-page-break/>
      <text:p text:style-name="Normal">int main(void);<text:line-break/>int main(int argc, char *argv[]);   // For command-line arguments<text:s/></text:p>
      <text:list text:style-name="LFO2" text:continue-numbering="true">
        <text:list-item>
          <text:p text:style-name="P52"><text:span text:style-name="T53">argc</text:span>: Argument count</text:p>
        </text:list-item>
        <text:list-item>
          <text:p text:style-name="P54"><text:span text:style-name="T55">argv</text:span>: Argument vector (array of strings)</text:p>
        </text:list-item>
        <text:list-item>
          <text:p text:style-name="P56">return 0: Signals successful execution</text:p>
        </text:list-item>
      </text:list>
      <text:p text:style-name="Normal"><draw:custom-shape svg:x="0in" svg:y="0in" svg:width="45.51042in" svg:height="0.00139in" draw:z-index="0" draw:id="id2" draw:style-name="a2" draw:name="Horizontal Line 9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7">🔹</text:span><text:span text:style-name="T58"><text:s/>5. Compilation with GCC (Hands-on)</text:span></text:p>
      <text:p text:style-name="P59">gcc hello.c -o hello<text:line-break/>./hello</text:p>
      <text:p text:style-name="Normal">Add<text:s/><text:span text:style-name="T60">warnings and standards</text:span><text:s/>for better practice:</text:p>
      <text:p text:style-name="Normal">gcc -Wall -Wextra -std=c99 hello.c -o hello</text:p>
      <text:p text:style-name="Normal"><text:span text:style-name="T61">🧠</text:span><text:s/>Tip: Use -g flag to include debug symbols for gdb later.</text:p>
      <text:p text:style-name="Normal"><draw:custom-shape svg:x="0in" svg:y="0in" svg:width="45.51042in" svg:height="0.00139in" draw:z-index="0" draw:id="id3" draw:style-name="a3" draw:name="Horizontal Line 10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">🔹</text:span><text:span text:style-name="T63"><text:s/>6. Exit Codes</text:span></text:p>
      <text:p text:style-name="Normal">Use:</text:p>
      <text:p text:style-name="Normal">#include &lt;stdlib.h&gt;<text:line-break/>return EXIT_SUCCESS;  // or EXIT_FAILURE<text:s/></text:p>
      <text:p text:style-name="Normal">Exit codes are essential in<text:s/><text:span text:style-name="T64">scripting, automation, system-level programs</text:span>.</text:p>
      <text:p text:style-name="Normal"> </text:p>
      <text:p text:style-name="Normal"> </text:p>
      <text:p text:style-name="Normal"><text:span text:style-name="T65">Interview questions:</text:span></text:p>
      <text:p text:style-name="P66">What is the difference between compilation and interpretation?</text:p>
      <text:p text:style-name="Normal"><text:span text:style-name="T67">✅</text:span><text:s/><text:span text:style-name="T68">Answer:</text:span></text:p>
      <text:list text:style-name="LFO3" text:continue-numbering="true">
        <text:list-item>
          <text:p text:style-name="P69"><text:span text:style-name="T70">Compilation</text:span><text:s/>translates the entire source code into machine code (binary)<text:s/><text:span text:style-name="T71">before execution</text:span>. E.g., in C, this is done using gcc, producing an executable.</text:p>
        </text:list-item>
        <text:list-item>
          <text:p text:style-name="P72"><text:span text:style-name="T73">Interpretation</text:span><text:s/>reads and executes code<text:s/><text:span text:style-name="T74">line-by-line</text:span><text:s/>at runtime, like in Python or Bash.</text:p>
        </text:list-item>
      </text:list>
      <text:p text:style-name="Normal"><text:span text:style-name="T75">🧠</text:span><text:s/>In C, this means the program runs faster than interpreted languages but needs to be compiled before use.</text:p>
      <text:soft-page-break/>
      <text:p text:style-name="Normal"><draw:custom-shape svg:x="0in" svg:y="0in" svg:width="45.51042in" svg:height="0.00139in" draw:z-index="0" draw:id="id4" draw:style-name="a4" draw:name="Horizontal Line 10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6">2.<text:s/></text:span><text:span text:style-name="T77">❓</text:span><text:span text:style-name="T78"><text:s/>Why is C called a middle-level language?</text:span></text:p>
      <text:p text:style-name="Normal"><text:span text:style-name="T79">✅</text:span><text:s/><text:span text:style-name="T80">Answer:</text:span>C is called a<text:s/><text:span text:style-name="T81">middle-level language</text:span><text:s/>because:</text:p>
      <text:list text:style-name="LFO4" text:continue-numbering="true">
        <text:list-item>
          <text:p text:style-name="P82">It has<text:s/><text:span text:style-name="T83">high-level features</text:span><text:s/>(functions, variables, structured programming),</text:p>
        </text:list-item>
        <text:list-item>
          <text:p text:style-name="P84">And<text:s/><text:span text:style-name="T85">low-level features</text:span><text:s/>(direct memory access, pointers, inline assembly).</text:p>
        </text:list-item>
      </text:list>
      <text:p text:style-name="Normal"><text:span text:style-name="T86">🧠</text:span><text:s/>It bridges the gap between assembly (hardware control) and high-level abstraction.</text:p>
      <text:p text:style-name="Normal"><draw:custom-shape svg:x="0in" svg:y="0in" svg:width="45.51042in" svg:height="0.00139in" draw:z-index="0" draw:id="id5" draw:style-name="a5" draw:name="Horizontal Line 10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7">3.<text:s/></text:span><text:span text:style-name="T88">❓</text:span><text:span text:style-name="T89"><text:s/>Explain the stages of C compilation in GCC.</text:span></text:p>
      <text:p text:style-name="Normal"><text:span text:style-name="T90">✅</text:span><text:s/><text:span text:style-name="T91">Answer:</text:span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</table:table-columns>
        <table:table-header-rows>
          <table:table-row table:style-name="TableRow96">
            <table:table-cell table:style-name="TableCell97">
              <text:p text:style-name="P98">Stage</text:p>
            </table:table-cell>
            <table:table-cell table:style-name="TableCell99">
              <text:p text:style-name="P100">Description</text:p>
            </table:table-cell>
            <table:table-cell table:style-name="TableCell101">
              <text:p text:style-name="P102">Command</text:p>
            </table:table-cell>
          </table:table-row>
        </table:table-header-rows>
        <table:table-row table:style-name="TableRow103">
          <table:table-cell table:style-name="TableCell104">
            <text:p text:style-name="Normal">Preprocessing</text:p>
          </table:table-cell>
          <table:table-cell table:style-name="TableCell105">
            <text:p text:style-name="Normal">Handles macros, #include, #define</text:p>
          </table:table-cell>
          <table:table-cell table:style-name="TableCell106">
            <text:p text:style-name="Normal">gcc -E file.c</text:p>
          </table:table-cell>
        </table:table-row>
        <table:table-row table:style-name="TableRow107">
          <table:table-cell table:style-name="TableCell108">
            <text:p text:style-name="Normal">Compilation</text:p>
          </table:table-cell>
          <table:table-cell table:style-name="TableCell109">
            <text:p text:style-name="Normal">Converts to assembly code</text:p>
          </table:table-cell>
          <table:table-cell table:style-name="TableCell110">
            <text:p text:style-name="Normal">gcc -S file.i</text:p>
          </table:table-cell>
        </table:table-row>
        <table:table-row table:style-name="TableRow111">
          <table:table-cell table:style-name="TableCell112">
            <text:p text:style-name="Normal">Assembly</text:p>
          </table:table-cell>
          <table:table-cell table:style-name="TableCell113">
            <text:p text:style-name="Normal">Converts assembly to machine code (.o file)</text:p>
          </table:table-cell>
          <table:table-cell table:style-name="TableCell114">
            <text:p text:style-name="Normal">gcc -c file.s</text:p>
          </table:table-cell>
        </table:table-row>
        <table:table-row table:style-name="TableRow115">
          <table:table-cell table:style-name="TableCell116">
            <text:p text:style-name="Normal">Linking</text:p>
          </table:table-cell>
          <table:table-cell table:style-name="TableCell117">
            <text:p text:style-name="Normal">Resolves symbols, links with libraries</text:p>
          </table:table-cell>
          <table:table-cell table:style-name="TableCell118">
            <text:p text:style-name="Normal">gcc file.o -o executable</text:p>
          </table:table-cell>
        </table:table-row>
      </table:table>
      <text:p text:style-name="Normal"><text:span text:style-name="T119">🧠</text:span><text:s/>All steps are combined in:</text:p>
      <text:p text:style-name="Normal">gcc file.c -o output</text:p>
      <text:p text:style-name="Normal"><draw:custom-shape svg:x="0in" svg:y="0in" svg:width="45.51042in" svg:height="0.00139in" draw:z-index="0" draw:id="id6" draw:style-name="a6" draw:name="Horizontal Line 10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0">4.<text:s/></text:span><text:span text:style-name="T121">❓</text:span><text:span text:style-name="T122"><text:s/>What is the significance of the main() function in C?</text:span></text:p>
      <text:p text:style-name="Normal"><text:span text:style-name="T123">✅</text:span><text:s/><text:span text:style-name="T124">Answer:</text:span></text:p>
      <text:list text:style-name="LFO5" text:continue-numbering="true">
        <text:list-item>
          <text:p text:style-name="P125">main() is the<text:s/><text:span text:style-name="T126">entry point</text:span><text:s/>of every C program.</text:p>
        </text:list-item>
        <text:list-item>
          <text:p text:style-name="P127">The OS calls main() after performing startup routines.</text:p>
        </text:list-item>
        <text:list-item>
          <text:p text:style-name="P128">Its return value (usually 0) is passed back to the OS to indicate success or failure.</text:p>
        </text:list-item>
      </text:list>
      <text:p text:style-name="Normal"><draw:custom-shape svg:x="0in" svg:y="0in" svg:width="45.51042in" svg:height="0.00139in" draw:z-index="0" draw:id="id7" draw:style-name="a7" draw:name="Horizontal Line 10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9">5.<text:s/></text:span><text:span text:style-name="T130">❓</text:span><text:span text:style-name="T131"><text:s/>Why is #include &lt;stdio.h&gt; necessary in a C program?</text:span></text:p>
      <text:p text:style-name="Normal"><text:span text:style-name="T132">✅</text:span><text:s/><text:span text:style-name="T133">Answer:</text:span></text:p>
      <text:list text:style-name="LFO6" text:continue-numbering="true">
        <text:list-item>
          <text:p text:style-name="P134">It declares standard I/O functions like printf(), scanf(), fopen(), etc.</text:p>
        </text:list-item>
        <text:list-item>
          <text:p text:style-name="P135">Without it, you'd get<text:s/><text:span text:style-name="T136">implicit declaration warnings</text:span><text:s/>or undefined references during linking.</text:p>
        </text:list-item>
      </text:list>
      <text:p text:style-name="Normal"><draw:custom-shape svg:x="0in" svg:y="0in" svg:width="45.51042in" svg:height="0.00139in" draw:z-index="0" draw:id="id8" draw:style-name="a8" draw:name="Horizontal Line 10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7">6.<text:s/></text:span><text:span text:style-name="T138">❓</text:span><text:span text:style-name="T139"><text:s/>What happens if you omit return 0 in main()?</text:span></text:p>
      <text:p text:style-name="Normal"><text:span text:style-name="T140">✅</text:span><text:s/><text:span text:style-name="T141">Answer:</text:span></text:p>
      <text:list text:style-name="LFO7" text:continue-numbering="true">
        <text:list-item>
          <text:p text:style-name="P142">In<text:s/><text:span text:style-name="T143">C99 and later</text:span>, if main() has an int return type and no return is written, the compiler<text:s/><text:span text:style-name="T144">implicitly adds return 0;</text:span>.</text:p>
        </text:list-item>
        <text:list-item>
          <text:p text:style-name="P145">But explicitly writing return 0; is still good practice for clarity and portability.</text:p>
        </text:list-item>
      </text:list>
      <text:p text:style-name="Normal"><draw:custom-shape svg:x="0in" svg:y="0in" svg:width="45.51042in" svg:height="0.00139in" draw:z-index="0" draw:id="id9" draw:style-name="a9" draw:name="Horizontal Line 10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6">📌</text:span><text:span text:style-name="T147"><text:s/>Advanced &amp; System-Level – Interview Questions &amp; Answers</text:span></text:p>
      <text:p text:style-name="Normal"><draw:custom-shape svg:x="0in" svg:y="0in" svg:width="45.51042in" svg:height="0.00139in" draw:z-index="0" draw:id="id10" draw:style-name="a10" draw:name="Horizontal Line 10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8">1.<text:s/></text:span><text:span text:style-name="T149">❓</text:span><text:span text:style-name="T150"><text:s/>What is the difference between int main() and void main()? Which one is standard?</text:span></text:p>
      <text:p text:style-name="Normal"><text:span text:style-name="T151">✅</text:span><text:s/><text:span text:style-name="T152">Answer:</text:span></text:p>
      <text:list text:style-name="LFO8" text:continue-numbering="true">
        <text:list-item>
          <text:p text:style-name="P153">int main() is<text:s/><text:span text:style-name="T154">standard (per ISO/ ANSI</text:span><text:s/>stands for<text:s/><text:span text:style-name="T155">American National Standards Institute C)</text:span><text:s/>and expected by the OS to return an exit status.</text:p>
        </text:list-item>
        <text:list-item>
          <text:p text:style-name="P156">void main() is<text:s/><text:span text:style-name="T157">non-standard</text:span><text:s/>and undefined in behavior—may not return control to the OS properly.</text:p>
        </text:list-item>
      </text:list>
      <text:p text:style-name="Normal"><text:span text:style-name="T158">🧠</text:span><text:s/>Always use:</text:p>
      <text:p text:style-name="Normal">int main(void) { ... }</text:p>
      <text:p text:style-name="Normal"><draw:custom-shape svg:x="0in" svg:y="0in" svg:width="45.51042in" svg:height="0.00139in" draw:z-index="0" draw:id="id11" draw:style-name="a11" draw:name="Horizontal Line 10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9">2.<text:s/></text:span><text:span text:style-name="T160">❓</text:span><text:span text:style-name="T161"><text:s/>How does the C program execution flow from source code to executable?</text:span></text:p>
      <text:p text:style-name="Normal"><text:span text:style-name="T162">✅</text:span><text:s/><text:span text:style-name="T163">Answer:</text:span></text:p>
      <text:list text:style-name="LFO9" text:continue-numbering="true">
        <text:list-item>
          <text:p text:style-name="P164"><text:span text:style-name="T165">Source Code</text:span><text:s/>(.c)</text:p>
        </text:list-item>
        <text:list-item>
          <text:p text:style-name="P166"><text:span text:style-name="T167">Preprocessing</text:span>: Handles #include, #define → .i</text:p>
        </text:list-item>
        <text:list-item>
          <text:p text:style-name="P168"><text:span text:style-name="T169">Compilation</text:span>: Converts to assembly → .s</text:p>
        </text:list-item>
        <text:list-item>
          <text:p text:style-name="P170"><text:span text:style-name="T171">Assembly</text:span>: Assembles to machine code → .o</text:p>
        </text:list-item>
        <text:list-item>
          <text:p text:style-name="P172"><text:span text:style-name="T173">Linking</text:span>: Links with libraries (libc, etc.) → final executable</text:p>
        </text:list-item>
      </text:list>
      <text:p text:style-name="Normal"><text:span text:style-name="T174">🧠</text:span><text:s/>Tools: gcc, as, ld</text:p>
      <text:soft-page-break/>
      <text:p text:style-name="Normal"><draw:custom-shape svg:x="0in" svg:y="0in" svg:width="45.51042in" svg:height="0.00139in" draw:z-index="0" draw:id="id12" draw:style-name="a12" draw:name="Horizontal Line 1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5">3.<text:s/></text:span><text:span text:style-name="T176">❓</text:span><text:span text:style-name="T177"><text:s/>How does main(int argc, char *argv[]) work internally at runtime?</text:span></text:p>
      <text:p text:style-name="Normal"><text:span text:style-name="T178">✅</text:span><text:s/><text:span text:style-name="T179">Answer:</text:span></text:p>
      <text:list text:style-name="LFO10" text:continue-numbering="true">
        <text:list-item>
          <text:p text:style-name="P180">When the OS loads your program:<text:s/></text:p>
          <text:list text:continue-numbering="true">
            <text:list-item>
              <text:p text:style-name="P181">It sets up the<text:s/><text:span text:style-name="T182">stack</text:span><text:s/>with argc, argv, and envp (environment vars).</text:p>
            </text:list-item>
          </text:list>
        </text:list-item>
        <text:list-item>
          <text:p text:style-name="P183">These are passed to _start() → __libc_start_main() → your main().</text:p>
        </text:list-item>
      </text:list>
      <text:p text:style-name="Normal"><text:span text:style-name="T184">🧠</text:span><text:s/>argv[0] = program name, argc = number of arguments, argv[argc] = NULL</text:p>
      <text:p text:style-name="Normal"><draw:custom-shape svg:x="0in" svg:y="0in" svg:width="45.51042in" svg:height="0.00139in" draw:z-index="0" draw:id="id13" draw:style-name="a13" draw:name="Horizontal Line 11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5">4.<text:s/></text:span><text:span text:style-name="T186">❓</text:span><text:span text:style-name="T187"><text:s/>What is the importance of exit() and how does it differ from return?</text:span></text:p>
      <text:p text:style-name="Normal"><text:span text:style-name="T188">✅</text:span><text:s/><text:span text:style-name="T189">Answer:</text:span></text:p>
      <text:list text:style-name="LFO11" text:continue-numbering="true">
        <text:list-item>
          <text:p text:style-name="P190">return exits from main() and gives control back to the OS.</text:p>
        </text:list-item>
        <text:list-item>
          <text:p text:style-name="P191">exit(int) can be called<text:s/><text:span text:style-name="T192">from anywhere</text:span><text:s/>to terminate the program and performs:<text:s/></text:p>
          <text:list text:continue-numbering="true">
            <text:list-item>
              <text:p text:style-name="P193"><text:span text:style-name="T194">Cleanup</text:span>: flush buffers, close files, call atexit() handlers.</text:p>
            </text:list-item>
          </text:list>
        </text:list-item>
      </text:list>
      <text:p text:style-name="Normal"><text:span text:style-name="T195">🧠</text:span><text:s/>Use exit() in libraries or non-main functions for proper termination.</text:p>
      <text:p text:style-name="Normal"><draw:custom-shape svg:x="0in" svg:y="0in" svg:width="45.51042in" svg:height="0.00139in" draw:z-index="0" draw:id="id14" draw:style-name="a14" draw:name="Horizontal Line 1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6">5.<text:s/></text:span><text:span text:style-name="T197">❓</text:span><text:span text:style-name="T198"><text:s/>Explain how C startup code works before entering main() (mention crt0 / _start).</text:span></text:p>
      <text:p text:style-name="Normal"><text:span text:style-name="T199">✅</text:span><text:s/><text:span text:style-name="T200">Answer:</text:span></text:p>
      <text:list text:style-name="LFO12" text:continue-numbering="true">
        <text:list-item>
          <text:p text:style-name="P201">Before main(), a<text:s/><text:span text:style-name="T202">startup routine</text:span><text:s/>runs:<text:s/></text:p>
          <text:list text:continue-numbering="true">
            <text:list-item>
              <text:p text:style-name="P203">_start is the actual entry point (in crt0.o)</text:p>
            </text:list-item>
            <text:list-item>
              <text:p text:style-name="P204">Initializes memory, environment, stack</text:p>
            </text:list-item>
            <text:list-item>
              <text:p text:style-name="P205">Calls __libc_start_main() which invokes your main()</text:p>
            </text:list-item>
            <text:list-item>
              <text:p text:style-name="P206">After main() returns, its result is passed to exit()</text:p>
            </text:list-item>
          </text:list>
        </text:list-item>
      </text:list>
      <text:p text:style-name="Normal"><text:span text:style-name="T207">🧠</text:span><text:s/>You can observe this using objdump -d your_program | less</text:p>
      <text:p text:style-name="Normal"><draw:custom-shape svg:x="0in" svg:y="0in" svg:width="45.51042in" svg:height="0.00139in" draw:z-index="0" draw:id="id15" draw:style-name="a15" draw:name="Horizontal Line 1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8">6.<text:s/></text:span><text:span text:style-name="T209">❓</text:span><text:span text:style-name="T210"><text:s/>What is the role of the linker? What happens if a function is declared but not defined?</text:span></text:p>
      <text:p text:style-name="Normal"><text:span text:style-name="T211">✅</text:span><text:s/><text:span text:style-name="T212">Answer:</text:span></text:p>
      <text:soft-page-break/>
      <text:list text:style-name="LFO13" text:continue-numbering="true">
        <text:list-item>
          <text:p text:style-name="P213">The<text:s/><text:span text:style-name="T214">linker</text:span><text:s/>(e.g., ld) resolves external symbols, links object files and libraries, and produces a final executable.</text:p>
        </text:list-item>
        <text:list-item>
          <text:p text:style-name="P215">If a function is<text:s/><text:span text:style-name="T216">declared but not defined</text:span>, the compiler is happy (assumes it’s defined elsewhere), but the<text:s/><text:span text:style-name="T217">linker will throw an "undefined reference" error.</text:span><text:line-break/><text:span text:style-name="T218">Simple program:</text:span><text:line-break/>#include&lt;stdio.h&gt;<text:line-break/>int navya();<text:line-break/>int main()<text:line-break/>{<text:line-break/>    printf("Hi\n");<text:line-break/>    navya();<text:line-break/>    return 0;<text:line-break/>}<text:line-break/><text:line-break/><text:span text:style-name="T219">OUTPUT:</text:span><text:line-break/>/usr/bin/ld: /tmp/cczHe55g.o: in function `main':<text:line-break/>main.c:(.text+0x1d): undefined reference to `navya'<text:line-break/>collect2: error: ld returned 1 exit status</text:p>
        </text:list-item>
      </text:list>
      <text:p text:style-name="Normal"><text:span text:style-name="T220">🧠</text:span><text:s/>Pro Tip: Linker errors = cross-file issues. Compiler errors = syntax/type issues.</text:p>
      <text:p text:style-name="Normal"> </text:p>
      <text:p text:style-name="P221">Advanced Day 1 Questions:</text:p>
      <text:p text:style-name="P222">Explain the difference between gcc -o output file.c and gcc file.c -o output.</text:p>
      <text:p text:style-name="Normal"><text:span text:style-name="T223">Answer:</text:span></text:p>
      <text:list text:style-name="LFO14" text:continue-numbering="true">
        <text:list-item>
          <text:p text:style-name="P224">Both commands achieve the same result, but the order of arguments matters due to how gcc parses the command-line arguments.</text:p>
        </text:list-item>
        <text:list-item>
          <text:p text:style-name="P225"><text:span text:style-name="T226">gcc -o output file.c</text:span>: In this case, gcc compiles file.c and generates the output file as output.</text:p>
        </text:list-item>
        <text:list-item>
          <text:p text:style-name="P227"><text:span text:style-name="T228">gcc file.c -o output</text:span>: This also compiles file.c and generates the output as output. The order in this case doesn't matter, but it's considered conventional to use -o followed by the output file name.</text:p>
        </text:list-item>
      </text:list>
      <text:p text:style-name="P229">2. Discuss why the order of options and arguments might matter in the compilation process.</text:p>
      <text:p text:style-name="Normal"><text:span text:style-name="T230">Answer:</text:span></text:p>
      <text:list text:style-name="LFO15" text:continue-numbering="true">
        <text:list-item>
          <text:p text:style-name="P231">In C compilation, order matters because certain flags or options affect how subsequent arguments are processed.<text:s/></text:p>
          <text:soft-page-break/>
          <text:list text:continue-numbering="true">
            <text:list-item>
              <text:p text:style-name="P232"><text:span text:style-name="T233">Flags (options)</text:span><text:s/>like -o come before files because they direct the compiler to the desired output.</text:p>
            </text:list-item>
            <text:list-item>
              <text:p text:style-name="P234">If flags appear after source files, the compiler will not interpret them as options. Therefore, for proper syntax and logical flow, -o must appear before the file name in most cases.</text:p>
            </text:list-item>
          </text:list>
        </text:list-item>
      </text:list>
      <text:p text:style-name="P235">3. What is the purpose of #include in C, and what happens if you use angle brackets (&lt;&gt;) vs quotes ("")?</text:p>
      <text:p text:style-name="Normal"><text:span text:style-name="T236">Answer:</text:span></text:p>
      <text:list text:style-name="LFO16" text:continue-numbering="true">
        <text:list-item>
          <text:p text:style-name="P237">#include is a preprocessor directive used to include external files (like libraries or header files) into the program.</text:p>
        </text:list-item>
        <text:list-item>
          <text:p text:style-name="P238"><text:span text:style-name="T239">Angle Brackets (&lt;&gt;)</text:span>: Used for standard library headers. For example, #include &lt;stdio.h&gt; tells the preprocessor to look for the file in standard system directories.</text:p>
        </text:list-item>
        <text:list-item>
          <text:p text:style-name="P240"><text:span text:style-name="T241">Quotes ("")</text:span>: Used for custom or user-defined header files. For example, #include "myheader.h" tells the preprocessor to look in the current directory or directories specified by the compiler.</text:p>
        </text:list-item>
      </text:list>
      <text:p text:style-name="P242">4. Explain the difference between including standard library headers vs custom headers.</text:p>
      <text:p text:style-name="Normal"><text:span text:style-name="T243">Answer:</text:span></text:p>
      <text:list text:style-name="LFO17" text:continue-numbering="true">
        <text:list-item>
          <text:p text:style-name="P244"><text:span text:style-name="T245">Standard Library Headers</text:span><text:s/>(e.g., &lt;stdio.h&gt;, &lt;stdlib.h&gt;) are part of the C standard library, and the system's compiler automatically searches for them in predefined directories.</text:p>
        </text:list-item>
        <text:list-item>
          <text:p text:style-name="P246"><text:span text:style-name="T247">Custom Headers</text:span><text:s/>(e.g., "myheader.h") are created by the user and are usually found in the current directory or directories specified during compilation. They might contain declarations of functions or macros used within the program.</text:p>
        </text:list-item>
      </text:list>
      <text:p text:style-name="P248">5. What is the role of the preprocessor in the C compilation process?</text:p>
      <text:p text:style-name="Normal"><text:span text:style-name="T249">Answer:</text:span></text:p>
      <text:list text:style-name="LFO18" text:continue-numbering="true">
        <text:list-item>
          <text:p text:style-name="P250">The<text:s/><text:span text:style-name="T251">preprocessor</text:span><text:s/>handles textual manipulations before actual compilation. It processes directives such as #include, #define, and #if to modify the source code.</text:p>
        </text:list-item>
        <text:list-item>
          <text:p text:style-name="P252">It expands macros, includes header files, and conditionally compiles portions of the code, preparing the code for the compiler.</text:p>
        </text:list-item>
      </text:list>
      <text:p text:style-name="P253">6. Briefly describe how macros, #define, and conditional compilation affect the source code before actual compilation.</text:p>
      <text:soft-page-break/>
      <text:p text:style-name="Normal"><text:span text:style-name="T254">Answer:</text:span></text:p>
      <text:list text:style-name="LFO19" text:continue-numbering="true">
        <text:list-item>
          <text:p text:style-name="P255"><text:span text:style-name="T256">Macros</text:span>: Defined using #define, macros are like symbolic constants or code snippets that get replaced by the preprocessor before compilation.<text:s/></text:p>
          <text:list text:continue-numbering="true">
            <text:list-item>
              <text:p text:style-name="P257">Example: #define PI 3.14 will replace every occurrence of PI with 3.14 in the code.</text:p>
            </text:list-item>
          </text:list>
        </text:list-item>
        <text:list-item>
          <text:p text:style-name="P258"><text:span text:style-name="T259">Conditional Compilation</text:span>: Using directives like #ifdef, #ifndef, and #endif, conditional compilation allows parts of the code to be included/excluded based on certain conditions (e.g., debugging).<text:s/></text:p>
          <text:list text:continue-numbering="true">
            <text:list-item>
              <text:p text:style-name="P260">Example: #ifdef DEBUG will only compile the code inside the block if DEBUG is defined.</text:p>
            </text:list-item>
          </text:list>
        </text:list-item>
      </text:list>
      <text:p text:style-name="P261">7. What is the difference between static and dynamic linking?</text:p>
      <text:p text:style-name="Normal"><text:span text:style-name="T262">Answer:</text:span></text:p>
      <text:list text:style-name="LFO20" text:continue-numbering="true">
        <text:list-item>
          <text:p text:style-name="P263"><text:span text:style-name="T264">Static Linking</text:span>: Combines all the code (including libraries) into the executable during the linking stage. Once the program is compiled, the executable contains everything it needs.<text:s/></text:p>
          <text:list text:continue-numbering="true">
            <text:list-item>
              <text:p text:style-name="P265">Pros: Faster execution as all dependencies are included.</text:p>
            </text:list-item>
            <text:list-item>
              <text:p text:style-name="P266">Cons: Larger executable file size and can't be updated without recompilation.</text:p>
            </text:list-item>
          </text:list>
        </text:list-item>
        <text:list-item>
          <text:p text:style-name="P267"><text:span text:style-name="T268">Dynamic Linking</text:span>: The program links to shared libraries at runtime, rather than at compile-time. The executable references external dynamic libraries (.dll or .so files) that are loaded during execution.<text:s/></text:p>
          <text:list text:continue-numbering="true">
            <text:list-item>
              <text:p text:style-name="P269">Pros: Smaller executable size and easier to update libraries.</text:p>
            </text:list-item>
            <text:list-item>
              <text:p text:style-name="P270">Cons: Slower execution due to the overhead of runtime linking.</text:p>
            </text:list-item>
          </text:list>
        </text:list-item>
      </text:list>
      <text:p text:style-name="P271">8. Explain how linking works in C, and the pros and cons of each approach.</text:p>
      <text:p text:style-name="Normal"><text:span text:style-name="T272">Answer:</text:span></text:p>
      <text:list text:style-name="LFO21" text:continue-numbering="true">
        <text:list-item>
          <text:p text:style-name="P273"><text:span text:style-name="T274">Linking</text:span><text:s/>is the process of combining object files and libraries to create an executable.<text:s/></text:p>
          <text:list text:continue-numbering="true">
            <text:list-item>
              <text:p text:style-name="P275"><text:span text:style-name="T276">Static linking</text:span>: All required libraries and object files are included in the final executable at compile time.</text:p>
            </text:list-item>
            <text:list-item>
              <text:p text:style-name="P277"><text:span text:style-name="T278">Dynamic linking</text:span>: The executable contains references to external shared libraries, which are loaded into memory at runtime.</text:p>
            </text:list-item>
            <text:list-item>
              <text:p text:style-name="P279"><text:span text:style-name="T280">Pros</text:span>: Static linking gives faster execution, while dynamic linking offers smaller executables and easier updates.</text:p>
            </text:list-item>
            <text:list-item>
              <text:p text:style-name="P281"><text:span text:style-name="T282">Cons</text:span>: Static linking results in larger executables, while dynamic linking incurs runtime overhead.</text:p>
            </text:list-item>
          </text:list>
        </text:list-item>
      </text:list>
      <text:p text:style-name="P283">9. What are extern and static keywords used for in C, and how do they affect variable scope and visibility?</text:p>
      <text:p text:style-name="Normal"><text:span text:style-name="T284">Answer:</text:span></text:p>
      <text:list text:style-name="LFO22" text:continue-numbering="true">
        <text:list-item>
          <text:p text:style-name="P285"><text:span text:style-name="T286">extern</text:span>: This keyword tells the compiler that the variable or function is defined in another file or scope. It’s used to declare a variable without defining it.<text:s/></text:p>
          <text:list text:continue-numbering="true">
            <text:list-item>
              <text:p text:style-name="P287">Example: extern int x; means the variable x is defined elsewhere.</text:p>
            </text:list-item>
          </text:list>
        </text:list-item>
        <text:list-item>
          <text:p text:style-name="P288"><text:span text:style-name="T289">static</text:span>: The static keyword limits the scope of a variable or function to the file or function where it is defined. For variables inside functions, it preserves the value between function calls.<text:s/></text:p>
          <text:list text:continue-numbering="true">
            <text:list-item>
              <text:p text:style-name="P290">Example: static int counter = 0; in a function will retain the value of counter across function calls.</text:p>
            </text:list-item>
          </text:list>
        </text:list-item>
      </text:list>
      <text:p text:style-name="P291">10. Discuss the differences in variable linkage and scope.</text:p>
      <text:p text:style-name="Normal"><text:span text:style-name="T292">Answer:</text:span></text:p>
      <text:list text:style-name="LFO23" text:continue-numbering="true">
        <text:list-item>
          <text:p text:style-name="P293"><text:span text:style-name="T294">Linkage</text:span>: Defines whether a variable is visible across different translation units (files).<text:s/></text:p>
          <text:list text:continue-numbering="true">
            <text:list-item>
              <text:p text:style-name="P295"><text:span text:style-name="T296">External linkage</text:span>: A variable can be accessed from other files (declared using extern).</text:p>
            </text:list-item>
            <text:list-item>
              <text:p text:style-name="P297"><text:span text:style-name="T298">Internal linkage</text:span>: The variable or function is only visible within the same file (declared using static).</text:p>
            </text:list-item>
          </text:list>
        </text:list-item>
        <text:list-item>
          <text:p text:style-name="P299"><text:span text:style-name="T300">Scope</text:span>: Refers to the region of the code where a variable is accessible.<text:s/></text:p>
          <text:list text:continue-numbering="true">
            <text:list-item>
              <text:p text:style-name="P301"><text:span text:style-name="T302">Block scope</text:span>: A variable is accessible only within the block it’s declared in.</text:p>
            </text:list-item>
            <text:list-item>
              <text:p text:style-name="P303"><text:span text:style-name="T304">File scope</text:span>: A variable is accessible throughout the file if declared globally.</text:p>
            </text:list-item>
          </text:list>
        </text:list-item>
      </text:list>
      <text:p text:style-name="P305">11. What are the differences between return 0; and exit(0); in a program's flow?</text:p>
      <text:p text:style-name="Normal"><text:span text:style-name="T306">Answer:</text:span></text:p>
      <text:list text:style-name="LFO24" text:continue-numbering="true">
        <text:list-item>
          <text:p text:style-name="P307"><text:span text:style-name="T308">return 0;</text:span>: Indicates that the main() function has completed successfully, returning control to the operating system. It’s typically used in main().</text:p>
        </text:list-item>
        <text:list-item>
          <text:p text:style-name="P309"><text:span text:style-name="T310">exit(0);</text:span>: Terminates the program immediately, regardless of where it’s called. The argument 0 indicates successful program termination.</text:p>
        </text:list-item>
      </text:list>
      <text:p text:style-name="P311">12. Describe how each is used in a program and the scenarios in which one might be preferred over the other.</text:p>
      <text:p text:style-name="Normal"><text:span text:style-name="T312">Answer:</text:span></text:p>
      <text:list text:style-name="LFO25" text:continue-numbering="true">
        <text:list-item>
          <text:p text:style-name="P313"><text:span text:style-name="T314">return 0;</text:span><text:s/>is used at the end of main() to signal successful execution.</text:p>
        </text:list-item>
        <text:list-item>
          <text:p text:style-name="P315"><text:span text:style-name="T316">exit(0);</text:span><text:s/>is useful when you want to terminate the program from any function, not just main(), or when you need to immediately stop the program in case of an error.</text:p>
        </text:list-item>
      </text:list>
      <text:p text:style-name="P317">13. What is a "segmentation fault" in C, and what could potentially cause it?</text:p>
      <text:p text:style-name="Normal"><text:span text:style-name="T318">Answer:</text:span></text:p>
      <text:list text:style-name="LFO26" text:continue-numbering="true">
        <text:list-item>
          <text:p text:style-name="P319">A<text:s/><text:span text:style-name="T320">segmentation fault (segfault)</text:span><text:s/>occurs when a program attempts to access memory that it shouldn’t (e.g., reading or writing to a restricted or nonexistent memory location).</text:p>
        </text:list-item>
        <text:list-item>
          <text:p text:style-name="P321"><text:span text:style-name="T322">Common causes</text:span>:<text:s/></text:p>
          <text:list text:continue-numbering="true">
            <text:list-item>
              <text:p text:style-name="P323">Dereferencing null or uninitialized pointers.</text:p>
            </text:list-item>
            <text:list-item>
              <text:p text:style-name="P324">Accessing array elements out of bounds.</text:p>
            </text:list-item>
            <text:list-item>
              <text:p text:style-name="P325">Writing to read-only memory (e.g., string literals).</text:p>
            </text:list-item>
          </text:list>
        </text:list-item>
      </text:list>
      <text:p text:style-name="P326">14. Explain common mistakes in memory access that result in segmentation faults (e.g., invalid pointer dereferencing).</text:p>
      <text:p text:style-name="Normal"><text:span text:style-name="T327">Answer:</text:span></text:p>
      <text:list text:style-name="LFO27" text:continue-numbering="true">
        <text:list-item>
          <text:p text:style-name="P328"><text:span text:style-name="T329">Dereferencing NULL pointers</text:span>: Trying to access memory through a pointer that hasn’t been initialized or is set to NULL.</text:p>
        </text:list-item>
        <text:list-item>
          <text:p text:style-name="P330"><text:span text:style-name="T331">Out-of-bounds array access</text:span>: Trying to read or write outside the bounds of an array.</text:p>
        </text:list-item>
        <text:list-item>
          <text:p text:style-name="P332"><text:span text:style-name="T333">Uninitialized pointers</text:span>: Using a pointer without assigning it a valid memory address.</text:p>
        </text:list-item>
        <text:list-item>
          <text:p text:style-name="P334"><text:span text:style-name="T335">Double freeing memory</text:span>: Calling free() on a pointer more than once.</text:p>
        </text:list-item>
      </text:list>
      <text:p text:style-name="P336">15. Why is it important to define the main() function as int main() rather than void main()?</text:p>
      <text:p text:style-name="Normal"><text:span text:style-name="T337">Answer:</text:span></text:p>
      <text:soft-page-break/>
      <text:list text:style-name="LFO28" text:continue-numbering="true">
        <text:list-item>
          <text:p text:style-name="P338"><text:span text:style-name="T339">int main()</text:span><text:s/>is the standard entry point for C programs. It provides an integer return value that the operating system can use to determine if the program executed successfully (return 0; indicates success).</text:p>
        </text:list-item>
        <text:list-item>
          <text:p text:style-name="P340"><text:span text:style-name="T341">void main()</text:span><text:s/>is not part of the C standard, and its use may cause compatibility issues with certain operating systems or compilers.</text:p>
        </text:list-item>
      </text:list>
      <text:p text:style-name="P342">16. Discuss why int main() is considered the standard and how it interacts with the operating system.</text:p>
      <text:p text:style-name="Normal"><text:span text:style-name="T343">Answer:</text:span></text:p>
      <text:list text:style-name="LFO29" text:continue-numbering="true">
        <text:list-item>
          <text:p text:style-name="P344"><text:span text:style-name="T345">int main()</text:span><text:s/>returns an integer to the operating system to indicate the program’s exit status. 0 typically signifies success, and non-zero values signify errors. This exit code helps the OS, shell scripts, or other programs interpret the result of the program.</text:p>
        </text:list-item>
      </text:list>
      <text:p text:style-name="P346">17. What does the return value of main() represent?</text:p>
      <text:p text:style-name="Normal"><text:span text:style-name="T347">Answer:</text:span></text:p>
      <text:list text:style-name="LFO30" text:continue-numbering="true">
        <text:list-item>
          <text:p text:style-name="P348">The return value of main() represents the program's exit status:<text:s/></text:p>
          <text:list text:continue-numbering="true">
            <text:list-item>
              <text:p text:style-name="P349"><text:span text:style-name="T350">return 0;</text:span>: Indicates that the program executed successfully.</text:p>
            </text:list-item>
            <text:list-item>
              <text:p text:style-name="P351"><text:span text:style-name="T352">Non-zero values</text:span>: Indicate an error or abnormal termination, with different values representing specific error conditions.</text:p>
            </text:list-item>
          </text:list>
        </text:list-item>
      </text:list>
      <text:p text:style-name="P353">18. What happens during the linking stage of the C compilation process?</text:p>
      <text:p text:style-name="Normal"><text:span text:style-name="T354">Answer:</text:span></text:p>
      <text:list text:style-name="LFO31" text:continue-numbering="true">
        <text:list-item>
          <text:p text:style-name="P355"><text:span text:style-name="T356">Linking</text:span><text:s/>is the process where object files and libraries are combined into a final executable. The linker resolves references to external functions and variables.<text:s/></text:p>
          <text:list text:continue-numbering="true">
            <text:list-item>
              <text:p text:style-name="P357"><text:span text:style-name="T358">Static linking</text:span>: The linker includes the required functions from libraries directly into the executable.</text:p>
            </text:list-item>
            <text:list-item>
              <text:p text:style-name="P359"><text:span text:style-name="T360">Dynamic linking</text:span>: The linker adds references to dynamic libraries that are loaded at runtime.</text:p>
            </text:list-item>
          </text:list>
        </text:list-item>
        <text:list-item>
          <text:p text:style-name="P361">If a function is declared but not defined, the linker will produce an<text:s/><text:span text:style-name="T362">"undefined reference"</text:span><text:s/>error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vyasree Nese Venkataiah Gari EXT</meta:initial-creator>
    <dc:creator>Navyasree Nese Venkataiah Gari EXT</dc:creator>
    <meta:creation-date>2025-04-22T04:50:00Z</meta:creation-date>
    <dc:date>2025-04-22T04:50:00Z</dc:date>
    <meta:template xlink:href="Normal" xlink:type="simple"/>
    <meta:editing-cycles>1</meta:editing-cycles>
    <meta:editing-duration>PT0S</meta:editing-duration>
    <meta:document-statistic meta:page-count="11" meta:paragraph-count="29" meta:word-count="2238" meta:character-count="14968" meta:row-count="106" meta:non-whitespace-character-count="12759"/>
  </office:meta>
</office:document-meta>
</file>